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5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none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12" style:family="table-cell" style:parent-style-name="Default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7"/>
        <table:table-column table:style-name="co3" table:default-cell-style-name="ce8"/>
        <table:table-column table:style-name="co4" table:default-cell-style-name="ce7"/>
        <table:table-column table:style-name="co5" table:default-cell-style-name="ce16"/>
        <table:table-column table:style-name="co5" table:number-columns-repeated="4" table:default-cell-style-name="ce18"/>
        <table:table-column table:style-name="co6" table:default-cell-style-name="ce19"/>
        <table:table-row table:style-name="ro1">
          <table:table-cell table:number-columns-repeated="2"/>
          <table:table-cell table:style-name="ce1" table:number-columns-repeated="9"/>
        </table:table-row>
        <table:table-row table:style-name="ro1">
          <table:table-cell/>
          <table:table-cell table:style-name="ce2" office:value-type="string">
            <text:p>Trans Byte N#</text:p>
          </table:table-cell>
          <table:table-cell table:style-name="ce8" office:value-type="string">
            <text:p>Name</text:p>
          </table:table-cell>
          <table:table-cell office:value-type="string">
            <text:p>Code</text:p>
          </table:table-cell>
          <table:table-cell table:style-name="ce8" office:value-type="string">
            <text:p>Data type</text:p>
          </table:table-cell>
          <table:table-cell table:style-name="ce15" office:value-type="string">
            <text:p>Tip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table-cell table:style-name="ce3"/>
          <table:table-cell table:style-name="ce1" table:number-columns-repeated="8"/>
          <table:table-cell table:style-name="ce20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office:value-type="string">
            <text:p>OSTART</text:p>
          </table:table-cell>
          <table:table-cell office:value-type="string">
            <text:p>0X01</text:p>
          </table:table-cell>
          <table:table-cell office:value-type="string">
            <text:p>int</text:p>
          </table:table-cell>
          <table:table-cell office:value-type="string">
            <text:p>Fixed value for order start 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spanned="10" table:number-rows-spanned="1"/>
          <table:covered-table-cell table:style-name="ce3"/>
          <table:covered-table-cell table:style-name="ce12"/>
          <table:covered-table-cell table:number-columns-repeated="7" table:style-name="ce3"/>
        </table:table-row>
        <table:table-row table:style-name="ro1">
          <table:table-cell/>
          <table:table-cell table:style-name="ce4" office:value-type="float" office:value="2" table:number-columns-spanned="1" table:number-rows-spanned="3">
            <text:p>2</text:p>
          </table:table-cell>
          <table:table-cell office:value-type="string">
            <text:p>OEDGEx</text:p>
          </table:table-cell>
          <table:table-cell office:value-type="string">
            <text:p>0XA1</text:p>
          </table:table-cell>
          <table:table-cell office:value-type="string">
            <text:p>int</text:p>
          </table:table-cell>
          <table:table-cell office:value-type="string">
            <text:p>Select the edge x to send order and gets the last position.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>
            <text:p>OEDGEy</text:p>
          </table:table-cell>
          <table:table-cell office:value-type="string">
            <text:p>0xA2</text:p>
          </table:table-cell>
          <table:table-cell office:value-type="string">
            <text:p>int</text:p>
          </table:table-cell>
          <table:table-cell office:value-type="string">
            <text:p>Select the edge y to send order and gets the last position.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>
            <text:p>OEDGEz</text:p>
          </table:table-cell>
          <table:table-cell office:value-type="string">
            <text:p>0xA3</text:p>
          </table:table-cell>
          <table:table-cell office:value-type="string">
            <text:p>int</text:p>
          </table:table-cell>
          <table:table-cell office:value-type="string">
            <text:p>Select the edge z to send order and gets the last position.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spanned="10" table:number-rows-spanned="1"/>
          <table:covered-table-cell table:style-name="ce3"/>
          <table:covered-table-cell table:style-name="ce12"/>
          <table:covered-table-cell table:number-columns-repeated="7" table:style-name="ce3"/>
        </table:table-row>
        <table:table-row table:style-name="ro1">
          <table:table-cell/>
          <table:table-cell table:style-name="ce4" office:value-type="float" office:value="3" table:number-columns-spanned="1" table:number-rows-spanned="4">
            <text:p>3</text:p>
          </table:table-cell>
          <table:table-cell office:value-type="string">
            <text:p>OORDER</text:p>
          </table:table-cell>
          <table:table-cell office:value-type="string">
            <text:p>0xB1</text:p>
          </table:table-cell>
          <table:table-cell office:value-type="string">
            <text:p>int</text:p>
          </table:table-cell>
          <table:table-cell office:value-type="string">
            <text:p>Turn selected edge to RIGHT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>
            <text:p>OORDER</text:p>
          </table:table-cell>
          <table:table-cell office:value-type="string">
            <text:p>0xB2</text:p>
          </table:table-cell>
          <table:table-cell office:value-type="string">
            <text:p>int</text:p>
          </table:table-cell>
          <table:table-cell office:value-type="string">
            <text:p>Turn selected edge to LEFT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>
            <text:p>OORDER</text:p>
          </table:table-cell>
          <table:table-cell office:value-type="string">
            <text:p>0xB3</text:p>
          </table:table-cell>
          <table:table-cell office:value-type="string">
            <text:p>int</text:p>
          </table:table-cell>
          <table:table-cell office:value-type="string">
            <text:p>HOLD selected edge 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>
            <text:p>OORDER</text:p>
          </table:table-cell>
          <table:table-cell office:value-type="string">
            <text:p>0xB4</text:p>
          </table:table-cell>
          <table:table-cell office:value-type="string">
            <text:p>int</text:p>
          </table:table-cell>
          <table:table-cell office:value-type="string">
            <text:p>Set FREE selected edge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spanned="10" table:number-rows-spanned="1"/>
          <table:covered-table-cell table:style-name="ce3"/>
          <table:covered-table-cell table:style-name="ce12"/>
          <table:covered-table-cell table:number-columns-repeated="7" table:style-name="ce3"/>
        </table:table-row>
        <table:table-row table:style-name="ro1">
          <table:table-cell/>
          <table:table-cell table:style-name="ce4" office:value-type="float" office:value="4.5">
            <text:p>4,5</text:p>
          </table:table-cell>
          <table:table-cell office:value-type="string">
            <text:p>OQUANT</text:p>
          </table:table-cell>
          <table:table-cell office:value-type="string">
            <text:p>0x****</text:p>
          </table:table-cell>
          <table:table-cell office:value-type="string">
            <text:p>int16</text:p>
          </table:table-cell>
          <table:table-cell office:value-type="string">
            <text:p>Set the PULSE quantity will be send to the stepper*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office:value-type="string">
            <text:p>OMULT</text:p>
          </table:table-cell>
          <table:table-cell office:value-type="string">
            <text:p>0x**</text:p>
          </table:table-cell>
          <table:table-cell office:value-type="string">
            <text:p>int</text:p>
          </table:table-cell>
          <table:table-cell office:value-type="string">
            <text:p>Set the multiplyer wich will be multiplyed with the OQUANT parameter**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office:value-type="string">
            <text:p>OADD</text:p>
          </table:table-cell>
          <table:table-cell office:value-type="string">
            <text:p>0x**</text:p>
          </table:table-cell>
          <table:table-cell office:value-type="string">
            <text:p>int</text:p>
          </table:table-cell>
          <table:table-cell office:value-type="string">
            <text:p>Set the Pulse quantity wich will be added with the OQUANT parameter***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spanned="10" table:number-rows-spanned="1"/>
          <table:covered-table-cell table:style-name="ce3"/>
          <table:covered-table-cell table:style-name="ce12"/>
          <table:covered-table-cell table:number-columns-repeated="7" table:style-name="ce3"/>
        </table:table-row>
        <table:table-row table:style-name="ro1">
          <table:table-cell/>
          <table:table-cell table:style-name="ce6" office:value-type="float" office:value="8" table:number-columns-spanned="1" table:number-rows-spanned="4">
            <text:p>8</text:p>
          </table:table-cell>
          <table:table-cell office:value-type="string">
            <text:p>OEND</text:p>
          </table:table-cell>
          <table:table-cell office:value-type="string">
            <text:p>0xC1</text:p>
          </table:table-cell>
          <table:table-cell office:value-type="string">
            <text:p>int</text:p>
          </table:table-cell>
          <table:table-cell office:value-type="string">
            <text:p>Set the END of the ORDER sent , and hold the value on the output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office:value-type="string">
            <text:p>OEND</text:p>
          </table:table-cell>
          <table:table-cell office:value-type="string">
            <text:p>0xC2</text:p>
          </table:table-cell>
          <table:table-cell office:value-type="string">
            <text:p>int</text:p>
          </table:table-cell>
          <table:table-cell office:value-type="string">
            <text:p>Set the END of the ORDER sent <text:s/>and clear the value on the output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>
            <text:p>OEND</text:p>
          </table:table-cell>
          <table:table-cell office:value-type="string">
            <text:p>0xC3</text:p>
          </table:table-cell>
          <table:table-cell office:value-type="string">
            <text:p>int</text:p>
          </table:table-cell>
          <table:table-cell office:value-type="string">
            <text:p>Set the END of the ORDER sent, hold the value on the output and starts execution.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office:value-type="string">
            <text:p>OEND</text:p>
          </table:table-cell>
          <table:table-cell office:value-type="string">
            <text:p>0xC4</text:p>
          </table:table-cell>
          <table:table-cell office:value-type="string">
            <text:p>int</text:p>
          </table:table-cell>
          <table:table-cell office:value-type="string">
            <text:p>Set the END of the ORDER sent,clear the value on the output and starts execution.</text:p>
          </table:table-cell>
          <table:table-cell table:number-columns-repeated="5"/>
        </table:table-row>
        <table:table-row table:style-name="ro1" table:number-rows-repeated="6">
          <table:table-cell table:number-columns-repeated="2"/>
          <table:table-cell table:style-name="ce1" table:number-columns-repeated="9"/>
        </table:table-row>
        <table:table-row table:style-name="ro1">
          <table:table-cell/>
          <table:table-cell table:style-name="ce3" table:number-columns-repeated="10"/>
        </table:table-row>
        <table:table-row table:style-name="ro1">
          <table:table-cell/>
          <table:table-cell table:style-name="ce3"/>
          <table:table-cell table:style-name="ce9" office:value-type="string">
            <text:p>* <text:s text:c="2"/>: PULSE refers to a square wave <text:s/>H to L .</text:p>
          </table:table-cell>
          <table:table-cell table:style-name="ce13" table:number-columns-repeated="7"/>
          <table:table-cell table:style-name="ce21"/>
        </table:table-row>
        <table:table-row table:style-name="ro1">
          <table:table-cell/>
          <table:table-cell table:style-name="ce3"/>
          <table:table-cell table:style-name="ce10" office:value-type="string">
            <text:p>** <text:s/>: Value must be 0x01 if want to disable OQMULT characteristic</text:p>
          </table:table-cell>
          <table:table-cell table:style-name="ce3" table:number-columns-repeated="7"/>
          <table:table-cell table:style-name="ce20"/>
        </table:table-row>
        <table:table-row table:style-name="ro1">
          <table:table-cell/>
          <table:table-cell table:style-name="ce3"/>
          <table:table-cell table:style-name="ce10" office:value-type="string">
            <text:p>*** : Value must be 0x00 if want to disable OQADD characteristic</text:p>
          </table:table-cell>
          <table:table-cell table:style-name="ce3" table:number-columns-repeated="7"/>
          <table:table-cell table:style-name="ce20"/>
        </table:table-row>
        <table:table-row table:style-name="ro1">
          <table:table-cell/>
          <table:table-cell table:style-name="ce3"/>
          <table:table-cell table:style-name="ce11" office:value-type="string">
            <text:p>****: Microcontroller buffer memory has limited slots to data save, <text:s/>of xx bytes</text:p>
          </table:table-cell>
          <table:table-cell table:style-name="ce14" table:number-columns-repeated="7"/>
          <table:table-cell table:style-name="ce22"/>
        </table:table-row>
        <table:table-row table:style-name="ro1">
          <table:table-cell/>
          <table:table-cell table:style-name="ce3" table:number-columns-repeated="10"/>
        </table:table-row>
        <table:table-row table:style-name="ro1" table:number-rows-repeated="3">
          <table:table-cell table:number-columns-repeated="2"/>
          <table:table-cell table:style-name="ce1" table:number-columns-repeated="9"/>
        </table:table-row>
        <table:table-row table:style-name="ro1">
          <table:table-cell table:number-columns-repeated="2"/>
          <table:table-cell table:style-name="ce1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5:12:57.60</meta:creation-date>
    <dc:date>2013-04-18T15:24:26.31</dc:date>
    <meta:editing-duration>P0D</meta:editing-duration>
    <meta:editing-cycles>1</meta:editing-cycles>
    <meta:document-statistic meta:table-count="1" meta:cell-count="76" meta:object-count="0"/>
    <meta:generator>LibreOffice/4.0.1.2$Windows_x86 LibreOffice_project/84102822e3d61eb989ddd325abf1ac077904985</meta:generator>
  </office:meta>
</office:document-meta>
</file>